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JetBrains Mono" svg:font-family="'JetBrains Mon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1.217cm" fo:margin-right="0cm" fo:margin-top="0cm" fo:margin-bottom="0.212cm" fo:text-indent="0cm" style:auto-text-indent="false" style:page-number="auto"/>
    </style:style>
    <style:style style:name="P2" style:family="paragraph" style:parent-style-name="Text_20_body">
      <style:paragraph-properties fo:margin-left="1.217cm" fo:margin-right="0cm" fo:margin-top="0cm" fo:margin-bottom="0.212cm" fo:text-indent="0cm" style:auto-text-indent="false"/>
    </style:style>
    <style:style style:name="P3" style:family="paragraph" style:parent-style-name="Text_20_body" style:master-page-name="">
      <style:paragraph-properties fo:margin-left="1.217cm" fo:margin-right="0cm" fo:text-indent="0cm" style:auto-text-indent="false" style:page-number="auto"/>
    </style:style>
    <style:style style:name="P4" style:family="paragraph" style:parent-style-name="Text_20_body">
      <style:paragraph-properties fo:margin-left="1.217cm" fo:margin-right="0cm" fo:text-indent="0cm" style:auto-text-indent="false"/>
    </style:style>
    <style:style style:name="P5" style:family="paragraph" style:parent-style-name="Preformatted_20_Text">
      <style:paragraph-properties fo:margin-left="1.217cm" fo:margin-right="0cm" fo:text-indent="0cm" style:auto-text-indent="false"/>
      <style:text-properties fo:color="#000000" style:font-name="JetBrains Mono"/>
    </style:style>
    <style:style style:name="P6" style:family="paragraph" style:parent-style-name="Preformatted_20_Text">
      <style:paragraph-properties fo:margin-top="0cm" fo:margin-bottom="0.499cm" fo:background-color="#ffffff">
        <style:background-image/>
      </style:paragraph-properties>
      <style:text-properties fo:color="#080808" style:font-name="JetBrains Mono"/>
    </style:style>
    <style:style style:name="P7" style:family="paragraph" style:parent-style-name="Preformatted_20_Text">
      <style:paragraph-properties fo:background-color="#ffffff">
        <style:background-image/>
      </style:paragraph-properties>
      <style:text-properties fo:color="#080808"/>
    </style:style>
    <style:style style:name="P8" style:family="paragraph" style:parent-style-name="Preformatted_20_Text">
      <style:paragraph-properties fo:background-color="#ffffff">
        <style:background-image/>
      </style:paragraph-properties>
      <style:text-properties fo:color="#080808" style:font-name="JetBrains Mono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/>
    </style:style>
    <style:style style:name="T2" style:family="text">
      <style:text-properties fo:font-variant="normal" fo:text-transform="none" fo:letter-spacing="normal" fo:background-color="transparent"/>
    </style:style>
    <style:style style:name="T3" style:family="text">
      <style:text-properties fo:color="#0033b3"/>
    </style:style>
    <style:style style:name="T4" style:family="text">
      <style:text-properties fo:color="#0033b3" style:font-name="JetBrains Mono"/>
    </style:style>
    <style:style style:name="T5" style:family="text">
      <style:text-properties fo:color="#000000"/>
    </style:style>
    <style:style style:name="T6" style:family="text">
      <style:text-properties fo:color="#9e880d"/>
    </style:style>
    <style:style style:name="T7" style:family="text">
      <style:text-properties style:font-name="JetBrai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Projeto Maven personaapi – Passos</text:p>
      <text:h text:style-name="Heading_20_1" text:outline-level="1">Criação do projeto</text:h>
      <text:p text:style-name="Text_20_body"><text:a xlink:type="simple" xlink:href="https://start.spring.io/" text:style-name="Internet_20_link" text:visited-style-name="Visited_20_Internet_20_Link">https://start.spring.io/</text:a></text:p>
      <text:p text:style-name="Text_20_body">Projeto: maven</text:p>
      <text:p text:style-name="Text_20_body">Dependências:</text:p>
      <text:p text:style-name="Text_20_body"><text:tab/>Lombok</text:p>
      <text:p text:style-name="Text_20_body"><text:tab/>Spring web</text:p>
      <text:p text:style-name="P1">Sping Data JPA</text:p>
      <text:p text:style-name="P2">Spring Boot Actuator</text:p>
      <text:p text:style-name="P2">Spring Boot DevTools</text:p>
      <text:p text:style-name="P2">PostgreSQL Driver(H2)</text:p>
      <text:p text:style-name="Text_20_body"/>
      <text:h text:style-name="Heading_20_1" text:outline-level="1">Configuração Inicial</text:h>
      <text:p text:style-name="Text_20_body"/>
      <text:p text:style-name="Text_20_body">Em File → Project Structure:</text:p>
      <text:p text:style-name="P3">Conferir a SDK – Java 15 – usar a mais recente</text:p>
      <text:p text:style-name="Text_20_body"/>
      <text:p text:style-name="Text_20_body">Ruin/Debug Configurations</text:p>
      <text:p text:style-name="P3">Nova Application → definir o Main class que é o ponto de entrada a a plicação:</text:p>
      <text:p text:style-name="P5">br.com.luigipietro.personapi.PersonapiApplication</text:p>
      <text:p text:style-name="P4"/>
      <text:p text:style-name="Text_20_body">Para trocar a porta do server:</text:p>
      <text:p text:style-name="P3">No applicatin.properties → <text:span text:style-name="Source_20_Text"><text:span text:style-name="T2"><text:s/></text:span></text:span><text:span text:style-name="Source_20_Text"><text:span text:style-name="T1">server.port=${port:8081}</text:span></text:span></text:p>
      <text:p text:style-name="Text_20_body"/>
      <text:h text:style-name="Heading_20_1" text:outline-level="1">Pacote que podem faltar:</text:h>
      <text:p text:style-name="P8"><text:span text:style-name="T3">import </text:span><text:span text:style-name="T5">org.hibernate.validator.constraints.br.</text:span><text:span text:style-name="T6">CPF</text:span>;</text:p>
      <text:p text:style-name="P8"><text:span text:style-name="T3">import </text:span><text:span text:style-name="T5">javax.validation.</text:span><text:span text:style-name="T6">Valid</text:span>;</text:p>
      <text:p text:style-name="P8"><text:span text:style-name="T3">import </text:span><text:span text:style-name="T5">javax.validation.constraints.</text:span><text:span text:style-name="T6">NotEmpty</text:span>;</text:p>
      <text:p text:style-name="P6"><text:span text:style-name="T3">import </text:span><text:span text:style-name="T5">javax.validation.constraints.</text:span><text:span text:style-name="T6">Size</text:span>;</text:p>
      <text:p text:style-name="P6">org.mapstruct</text:p>
      <text:p text:style-name="Text_20_body">Deve incluir a dependência maven</text:p>
      <text:p text:style-name="Text_20_body"/>
      <text:p text:style-name="Text_20_body">Para que o mapper funcione corretamente, no pom.xml deve conter:</text:p>
      <text:p text:style-name="P8"><text:soft-page-break/>&lt;<text:span text:style-name="T3">plugin</text:span>&gt;</text:p>
      <text:p text:style-name="P7"><text:s text:c="3"/><text:span text:style-name="T7">&lt;</text:span><text:span text:style-name="T4">groupId</text:span><text:span text:style-name="T7">&gt;org.apache.maven.plugins&lt;/</text:span><text:span text:style-name="T4">groupId</text:span><text:span text:style-name="T7">&gt;</text:span></text:p>
      <text:p text:style-name="P7"><text:s text:c="3"/><text:span text:style-name="T7">&lt;</text:span><text:span text:style-name="T4">artifactId</text:span><text:span text:style-name="T7">&gt;maven-compiler-plugin&lt;/</text:span><text:span text:style-name="T4">artifactId</text:span><text:span text:style-name="T7">&gt;</text:span></text:p>
      <text:p text:style-name="P7"><text:s text:c="3"/><text:span text:style-name="T7">&lt;</text:span><text:span text:style-name="T4">configuration</text:span><text:span text:style-name="T7">&gt;</text:span></text:p>
      <text:p text:style-name="P7"><text:s text:c="6"/><text:span text:style-name="T7">&lt;</text:span><text:span text:style-name="T4">source</text:span><text:span text:style-name="T7">&gt;${java.version}&lt;/</text:span><text:span text:style-name="T4">source</text:span><text:span text:style-name="T7">&gt;</text:span></text:p>
      <text:p text:style-name="P7"><text:s text:c="6"/><text:span text:style-name="T7">&lt;</text:span><text:span text:style-name="T4">target</text:span><text:span text:style-name="T7">&gt;${java.version}&lt;/</text:span><text:span text:style-name="T4">target</text:span><text:span text:style-name="T7">&gt;</text:span></text:p>
      <text:p text:style-name="P7"><text:s text:c="6"/><text:span text:style-name="T7">&lt;</text:span><text:span text:style-name="T4">annotationProcessorPaths</text:span><text:span text:style-name="T7">&gt;</text:span></text:p>
      <text:p text:style-name="P7"><text:s text:c="9"/><text:span text:style-name="T7">&lt;</text:span><text:span text:style-name="T4">path</text:span><text:span text:style-name="T7">&gt;</text:span></text:p>
      <text:p text:style-name="P7"><text:s text:c="12"/><text:span text:style-name="T7">&lt;</text:span><text:span text:style-name="T4">groupId</text:span><text:span text:style-name="T7">&gt;org.projectLombok&lt;/</text:span><text:span text:style-name="T4">groupId</text:span><text:span text:style-name="T7">&gt;</text:span></text:p>
      <text:p text:style-name="P7"><text:s text:c="12"/><text:span text:style-name="T7">&lt;</text:span><text:span text:style-name="T4">artifactId</text:span><text:span text:style-name="T7">&gt;lombok&lt;/</text:span><text:span text:style-name="T4">artifactId</text:span><text:span text:style-name="T7">&gt;</text:span></text:p>
      <text:p text:style-name="P7"><text:s text:c="12"/><text:span text:style-name="T7">&lt;</text:span><text:span text:style-name="T4">version</text:span><text:span text:style-name="T7">&gt;${lombok.version}&lt;/</text:span><text:span text:style-name="T4">version</text:span><text:span text:style-name="T7">&gt;</text:span></text:p>
      <text:p text:style-name="P7"><text:s text:c="9"/><text:span text:style-name="T7">&lt;/</text:span><text:span text:style-name="T4">path</text:span><text:span text:style-name="T7">&gt;</text:span></text:p>
      <text:p text:style-name="P7"><text:s text:c="9"/><text:span text:style-name="T7">&lt;</text:span><text:span text:style-name="T4">path</text:span><text:span text:style-name="T7">&gt;</text:span></text:p>
      <text:p text:style-name="P7"><text:s text:c="12"/><text:span text:style-name="T7">&lt;</text:span><text:span text:style-name="T4">groupId</text:span><text:span text:style-name="T7">&gt;org.mapstruct&lt;/</text:span><text:span text:style-name="T4">groupId</text:span><text:span text:style-name="T7">&gt;</text:span></text:p>
      <text:p text:style-name="P7"><text:s text:c="12"/><text:span text:style-name="T7">&lt;</text:span><text:span text:style-name="T4">artifactId</text:span><text:span text:style-name="T7">&gt;mapstruct-processor&lt;/</text:span><text:span text:style-name="T4">artifactId</text:span><text:span text:style-name="T7">&gt;</text:span></text:p>
      <text:p text:style-name="P7"><text:s text:c="12"/><text:span text:style-name="T7">&lt;</text:span><text:span text:style-name="T4">version</text:span><text:span text:style-name="T7">&gt;1.4.2.Final&lt;/</text:span><text:span text:style-name="T4">version</text:span><text:span text:style-name="T7">&gt;</text:span></text:p>
      <text:p text:style-name="P7"><text:s text:c="9"/><text:span text:style-name="T7">&lt;/</text:span><text:span text:style-name="T4">path</text:span><text:span text:style-name="T7">&gt;</text:span></text:p>
      <text:p text:style-name="P7"><text:s text:c="6"/><text:span text:style-name="T7">&lt;/</text:span><text:span text:style-name="T4">annotationProcessorPaths</text:span><text:span text:style-name="T7">&gt;</text:span></text:p>
      <text:p text:style-name="P7"><text:s text:c="3"/><text:span text:style-name="T7">&lt;/</text:span><text:span text:style-name="T4">configuration</text:span><text:span text:style-name="T7">&gt;</text:span></text:p>
      <text:p text:style-name="P6">&lt;/<text:span text:style-name="T3">plugin</text:span>&gt;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JetBrains Mono" svg:font-family="'JetBrains Mono', monospace"/>
    <style:font-face style:name="inherit" svg:font-family="inherit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fo:font-variant="small-caps" fo:color="#000066" style:font-name="Arial" fo:font-size="20pt" fo:font-weight="bold" fo:background-color="transparen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uiz Alberto Alano Alano</meta:initial-creator>
    <meta:creation-date>2021-05-19T15:04:47.70</meta:creation-date>
    <dc:date>2021-05-28T23:09:15.49</dc:date>
    <dc:creator>Luiz Alberto Alano Alano</dc:creator>
    <meta:editing-duration>PT7H4M29S</meta:editing-duration>
    <meta:editing-cycles>6</meta:editing-cycles>
    <meta:generator>OpenOffice/4.1.7$Win32 OpenOffice.org_project/417m1$Build-9800</meta:generator>
    <meta:document-statistic meta:table-count="0" meta:image-count="0" meta:object-count="0" meta:page-count="2" meta:paragraph-count="47" meta:word-count="121" meta:character-count="1455"/>
  </office:meta>
</office:document-meta>
</file>